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2.036cm"/>
    </style:style>
    <style:style style:name="gr2" style:family="graphic" style:parent-style-name="objectwithoutfill">
      <style:graphic-properties draw:marker-start="Arrow" draw:marker-start-width="0.20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52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71cm"/>
    </style:style>
    <style:style style:name="gr7" style:family="graphic" style:parent-style-name="standard">
      <style:graphic-properties draw:stroke="none" svg:stroke-color="#000000" draw:fill="none" draw:fill-color="#ffffff" fo:min-height="0.47cm"/>
    </style:style>
    <style:style style:name="gr8" style:family="graphic" style:parent-style-name="standard">
      <style:graphic-properties draw:stroke="none" svg:stroke-color="#000000" draw:fill="none" draw:fill-color="#ffffff" fo:min-height="0.582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6.11cm"/>
    </style:style>
    <style:style style:name="gr11" style:family="graphic" style:parent-style-name="standard">
      <style:graphic-properties draw:stroke="none" svg:stroke-color="#000000" draw:fill="none" draw:fill-color="#ffffff" fo:min-height="0.426cm"/>
    </style:style>
    <style:style style:name="gr12" style:family="graphic" style:parent-style-name="objectwithoutfill">
      <style:graphic-properties draw:marker-start="Arrow" draw:marker-end="" draw:fill="none" draw:textarea-vertical-align="middle"/>
    </style:style>
    <style:style style:name="gr13" style:family="graphic" style:parent-style-name="objectwithoutfill">
      <style:graphic-properties draw:marker-start="Arrow" draw:fill="none" draw:textarea-vertical-align="middle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draw:textarea-vertical-align="middle" fo:min-height="2.794cm"/>
    </style:style>
    <style:style style:name="gr17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_20__28_var_29_" draw:fill="none" draw:textarea-vertical-align="middle"/>
    </style:style>
    <style:style style:name="gr21" style:family="graphic" style:parent-style-name="standard">
      <style:graphic-properties draw:stroke="dash" draw:stroke-dash="Ultrafine_20_Dashed" svg:stroke-color="#000000" draw:fill="none" draw:fill-color="#ffffff" fo:min-height="1.147cm"/>
    </style:style>
    <style:style style:name="gr22" style:family="graphic" style:parent-style-name="standard">
      <style:graphic-properties draw:stroke="dash" draw:stroke-dash="Ultrafine_20_Dashed" svg:stroke-color="#000000" draw:fill="none" draw:fill-color="#ffffff" fo:min-height="0.512cm"/>
    </style:style>
    <style:style style:name="gr23" style:family="graphic" style:parent-style-name="objectwithoutfill">
      <style:graphic-properties draw:stroke="dash" draw:stroke-dash="Ultrafine_20_Dashed" draw:fill="none" draw:textarea-vertical-align="middle"/>
    </style:style>
    <style:style style:name="gr24" style:family="graphic" style:parent-style-name="objectwithoutfill">
      <style:graphic-properties draw:stroke="solid" draw:stroke-dash="Ultrafine_20_Dashed" draw:fill="none" draw:textarea-vertical-align="middle"/>
    </style:style>
    <style:style style:name="gr25" style:family="graphic" style:parent-style-name="objectwithoutfill">
      <style:graphic-properties draw:stroke="dash" draw:stroke-dash="Dashed_20__28_switch_29_" draw:fill="none" draw:textarea-vertical-align="middle"/>
    </style:style>
    <style:style style:name="gr26" style:family="graphic" style:parent-style-name="standard">
      <style:graphic-properties draw:stroke="none" draw:stroke-dash="Ultrafine_20_Dashed" svg:stroke-color="#000000" draw:fill="none" draw:fill-color="#ffffff" fo:min-height="0.4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style:line-height-at-least="0cm"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Standard Symbols L'" style:font-style-name="Bold" style:font-pitch="variable" style:font-charset="x-symbol" fo:font-size="12pt" fo:font-weight="bold" style:font-family-asian="'Liberation Sans'" style:font-style-name-asian="Regular" style:font-family-generic-asian="swiss" style:font-size-asian="12pt" style:font-weight-asian="bold" style:font-family-complex="'Liberation Sans'" style:font-style-name-complex="Regular" style:font-family-generic-complex="swiss" style:font-size-complex="12pt" style:font-weight-complex="bold"/>
    </style:style>
    <style:style style:name="T5" style:family="text">
      <style:text-properties fo:font-family="'Liberation Sans'" style:font-family-generic="roman" style:font-pitch="variable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T6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font-family="'Liberation Sans'" style:font-family-generic="roman" style:font-pitch="variable" fo:font-size="10pt" fo:font-weight="normal" style:font-family-asian="'Liberation Sans'" style:font-style-name-asian="Regular" style:font-family-generic-asian="swiss" style:font-size-asian="10pt" style:font-weight-asian="normal" style:font-family-complex="'Liberation Sans'" style:font-style-name-complex="Regular" style:font-family-generic-complex="swiss" style:font-size-complex="10pt" style:font-weight-complex="normal"/>
    </style:style>
    <style:style style:name="T8" style:family="text">
      <style:text-properties fo:font-family="'Liberation Sans'" style:font-style-name="Regular" style:font-family-generic="swiss" fo:font-size="10pt" fo:font-weight="normal" style:font-family-asian="'Liberation Sans'" style:font-style-name-asian="Regular" style:font-family-generic-asian="swiss" style:font-size-asian="10pt" style:font-weight-asian="normal" style:font-family-complex="'Liberation Sans'" style:font-style-name-complex="Regular" style:font-family-generic-complex="swis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89cm" svg:height="2.286cm" svg:x="1.984cm" svg:y="1.041cm">
          <draw:text-box>
            <text:p text:style-name="P1"><text:span text:style-name="T1">detector optics</text:span></text:p>
          </draw:text-box>
        </draw:frame>
        <draw:line draw:style-name="gr2" draw:text-style-name="P1" draw:layer="layout" svg:x1="3.061cm" svg:y1="4.332cm" svg:x2="3.061cm" svg:y2="3.345cm">
          <text:p/>
        </draw:line>
        <draw:line draw:style-name="gr2" draw:text-style-name="P1" draw:layer="layout" svg:x1="5.794cm" svg:y1="4.314cm" svg:x2="5.794cm" svg:y2="3.327cm">
          <text:p/>
        </draw:line>
        <draw:line draw:style-name="gr2" draw:text-style-name="P1" draw:layer="layout" svg:x1="8.588cm" svg:y1="4.314cm" svg:x2="8.588cm" svg:y2="3.327cm">
          <text:p/>
        </draw:line>
        <draw:line draw:style-name="gr2" draw:text-style-name="P1" draw:layer="layout" svg:x1="11.382cm" svg:y1="4.314cm" svg:x2="11.382cm" svg:y2="3.327cm">
          <text:p/>
        </draw:line>
        <draw:frame draw:style-name="gr3" draw:text-style-name="P3" draw:layer="layout" svg:width="1.651cm" svg:height="0.645cm" svg:x="2.238cm" svg:y="2.682cm">
          <draw:text-box>
            <text:p><text:span text:style-name="T2">out_H</text:span></text:p>
          </draw:text-box>
        </draw:frame>
        <draw:frame draw:style-name="gr3" draw:text-style-name="P3" draw:layer="layout" svg:width="1.651cm" svg:height="0.645cm" svg:x="5.032cm" svg:y="2.692cm">
          <draw:text-box>
            <text:p><text:span text:style-name="T2">out_V</text:span></text:p>
          </draw:text-box>
        </draw:frame>
        <draw:frame draw:style-name="gr3" draw:text-style-name="P3" draw:layer="layout" svg:width="1.651cm" svg:height="0.645cm" svg:x="7.826cm" svg:y="2.682cm">
          <draw:text-box>
            <text:p><text:span text:style-name="T2">out_P</text:span></text:p>
          </draw:text-box>
        </draw:frame>
        <draw:frame draw:style-name="gr4" draw:text-style-name="P3" draw:layer="layout" svg:width="1.651cm" svg:height="0.771cm" svg:x="10.62cm" svg:y="2.682cm">
          <draw:text-box>
            <text:p><text:span text:style-name="T2">out_M</text:span></text:p>
          </draw:text-box>
        </draw:frame>
        <draw:line draw:style-name="gr5" draw:text-style-name="P1" draw:layer="layout" svg:x1="2.159cm" svg:y1="4.314cm" svg:x2="2.159cm" svg:y2="5.696cm">
          <text:p/>
        </draw:line>
        <draw:line draw:style-name="gr5" draw:text-style-name="P1" draw:layer="layout" svg:x1="3.937cm" svg:y1="4.308cm" svg:x2="3.937cm" svg:y2="5.725cm">
          <text:p/>
        </draw:line>
        <draw:line draw:style-name="gr5" draw:text-style-name="P1" draw:layer="layout" svg:x1="2.159cm" svg:y1="4.314cm" svg:x2="3.937cm" svg:y2="4.314cm">
          <text:p/>
        </draw:line>
        <draw:path draw:style-name="gr5" draw:text-style-name="P1" draw:layer="layout" svg:width="0.805cm" svg:height="0.888cm" draw:transform="rotate (-1.5707963267949) translate (3.04825007032349cm 5.69590724971232cm)" svg:viewBox="0 0 806 889" svg:d="m0 889c806 0 806-667 806-667v-222">
          <text:p/>
        </draw:path>
        <draw:path draw:style-name="gr5" draw:text-style-name="P1" draw:layer="layout" svg:width="0.789cm" svg:height="0.888cm" draw:transform="rotate (1.5707963267949) translate (3.04825007032349cm 6.50154545454545cm)" svg:viewBox="0 0 790 889" svg:d="m790 889c-790 0-790-667-790-667v-222">
          <text:p/>
        </draw:path>
        <draw:frame draw:style-name="gr6" draw:text-style-name="P3" draw:layer="layout" svg:width="1.016cm" svg:height="0.645cm" svg:x="2.577cm" svg:y="5.921cm">
          <draw:text-box>
            <text:p><text:span text:style-name="T2">out</text:span></text:p>
          </draw:text-box>
        </draw:frame>
        <draw:line draw:style-name="gr5" draw:text-style-name="P1" draw:layer="layout" svg:x1="3.692cm" svg:y1="6.337cm" svg:x2="4.407cm" svg:y2="7.052cm">
          <text:p/>
        </draw:line>
        <draw:frame draw:style-name="gr7" draw:text-style-name="P3" draw:layer="layout" svg:width="0.946cm" svg:height="0.72cm" svg:x="2.675cm" svg:y="4.243cm">
          <draw:text-box>
            <text:p><text:span text:style-name="T2">in</text:span></text:p>
          </draw:text-box>
        </draw:frame>
        <draw:frame draw:style-name="gr8" draw:text-style-name="P3" draw:layer="layout" svg:width="0.946cm" svg:height="0.832cm" svg:x="3.309cm" svg:y="5.822cm">
          <draw:text-box>
            <text:p><text:span text:style-name="T2">r</text:span></text:p>
          </draw:text-box>
        </draw:frame>
        <draw:frame draw:style-name="gr9" draw:text-style-name="P4" draw:layer="layout" svg:width="2.286cm" svg:height="1.143cm" svg:x="1.905cm" svg:y="4.851cm">
          <draw:text-box>
            <text:p text:style-name="P1"><text:span text:style-name="T3">detection</text:span></text:p>
            <text:p text:style-name="P1"><text:span text:style-name="T3">element</text:span></text:p>
          </draw:text-box>
        </draw:frame>
        <draw:line draw:style-name="gr5" draw:text-style-name="P1" draw:layer="layout" svg:x1="4.938cm" svg:y1="4.315cm" svg:x2="4.938cm" svg:y2="5.697cm">
          <text:p/>
        </draw:line>
        <draw:line draw:style-name="gr5" draw:text-style-name="P1" draw:layer="layout" svg:x1="6.716cm" svg:y1="4.309cm" svg:x2="6.716cm" svg:y2="5.726cm">
          <text:p/>
        </draw:line>
        <draw:line draw:style-name="gr5" draw:text-style-name="P1" draw:layer="layout" svg:x1="4.938cm" svg:y1="4.315cm" svg:x2="6.716cm" svg:y2="4.315cm">
          <text:p/>
        </draw:line>
        <draw:path draw:style-name="gr5" draw:text-style-name="P1" draw:layer="layout" svg:width="0.805cm" svg:height="0.888cm" draw:transform="rotate (-1.5707963267949) translate (5.8272500703235cm 5.69690724971231cm)" svg:viewBox="0 0 806 889" svg:d="m0 889c806 0 806-667 806-667v-222">
          <text:p/>
        </draw:path>
        <draw:path draw:style-name="gr5" draw:text-style-name="P1" draw:layer="layout" svg:width="0.789cm" svg:height="0.888cm" draw:transform="rotate (1.5707963267949) translate (5.8272500703235cm 6.50254545454546cm)" svg:viewBox="0 0 790 889" svg:d="m790 889c-790 0-790-667-790-667v-222">
          <text:p/>
        </draw:path>
        <draw:frame draw:style-name="gr6" draw:text-style-name="P3" draw:layer="layout" svg:width="1.016cm" svg:height="0.645cm" svg:x="5.356cm" svg:y="5.922cm">
          <draw:text-box>
            <text:p><text:span text:style-name="T2">out</text:span></text:p>
          </draw:text-box>
        </draw:frame>
        <draw:line draw:style-name="gr5" draw:text-style-name="P1" draw:layer="layout" svg:x1="6.471cm" svg:y1="6.338cm" svg:x2="7.194cm" svg:y2="7.061cm">
          <text:p/>
        </draw:line>
        <draw:frame draw:style-name="gr7" draw:text-style-name="P3" draw:layer="layout" svg:width="0.946cm" svg:height="0.72cm" svg:x="5.454cm" svg:y="4.244cm">
          <draw:text-box>
            <text:p><text:span text:style-name="T2">in</text:span></text:p>
          </draw:text-box>
        </draw:frame>
        <draw:frame draw:style-name="gr8" draw:text-style-name="P3" draw:layer="layout" svg:width="0.946cm" svg:height="0.832cm" svg:x="6.088cm" svg:y="5.823cm">
          <draw:text-box>
            <text:p><text:span text:style-name="T2">r</text:span></text:p>
          </draw:text-box>
        </draw:frame>
        <draw:frame draw:style-name="gr9" draw:text-style-name="P4" draw:layer="layout" svg:width="2.286cm" svg:height="1.143cm" svg:x="4.684cm" svg:y="4.852cm">
          <draw:text-box>
            <text:p text:style-name="P1"><text:span text:style-name="T3">detection</text:span></text:p>
            <text:p text:style-name="P1"><text:span text:style-name="T3">element</text:span></text:p>
          </draw:text-box>
        </draw:frame>
        <draw:g>
          <draw:line draw:style-name="gr5" draw:text-style-name="P1" draw:layer="layout" svg:x1="7.733cm" svg:y1="4.315cm" svg:x2="7.733cm" svg:y2="5.697cm">
            <text:p/>
          </draw:line>
          <draw:line draw:style-name="gr5" draw:text-style-name="P1" draw:layer="layout" svg:x1="9.511cm" svg:y1="4.309cm" svg:x2="9.511cm" svg:y2="5.726cm">
            <text:p/>
          </draw:line>
          <draw:line draw:style-name="gr5" draw:text-style-name="P1" draw:layer="layout" svg:x1="7.733cm" svg:y1="4.315cm" svg:x2="9.511cm" svg:y2="4.315cm">
            <text:p/>
          </draw:line>
          <draw:path draw:style-name="gr5" draw:text-style-name="P1" draw:layer="layout" svg:width="0.805cm" svg:height="0.888cm" draw:transform="rotate (-1.5707963267949) translate (8.6222500703235cm 5.69690724971231cm)" svg:viewBox="0 0 806 889" svg:d="m0 889c806 0 806-667 806-667v-222">
            <text:p/>
          </draw:path>
          <draw:path draw:style-name="gr5" draw:text-style-name="P1" draw:layer="layout" svg:width="0.789cm" svg:height="0.888cm" draw:transform="rotate (1.5707963267949) translate (8.6222500703235cm 6.50254545454546cm)" svg:viewBox="0 0 790 889" svg:d="m790 889c-790 0-790-667-790-667v-222">
            <text:p/>
          </draw:path>
          <draw:frame draw:style-name="gr6" draw:text-style-name="P3" draw:layer="layout" svg:width="1.016cm" svg:height="0.645cm" svg:x="8.151cm" svg:y="5.922cm">
            <draw:text-box>
              <text:p><text:span text:style-name="T2">out</text:span></text:p>
            </draw:text-box>
          </draw:frame>
          <draw:line draw:style-name="gr5" draw:text-style-name="P1" draw:layer="layout" svg:x1="9.266cm" svg:y1="6.338cm" svg:x2="10.111cm" svg:y2="7.182cm">
            <text:p/>
          </draw:line>
          <draw:frame draw:style-name="gr7" draw:text-style-name="P3" draw:layer="layout" svg:width="0.946cm" svg:height="0.72cm" svg:x="8.249cm" svg:y="4.244cm">
            <draw:text-box>
              <text:p><text:span text:style-name="T2">in</text:span></text:p>
            </draw:text-box>
          </draw:frame>
          <draw:frame draw:style-name="gr8" draw:text-style-name="P3" draw:layer="layout" svg:width="0.946cm" svg:height="0.832cm" svg:x="8.883cm" svg:y="5.823cm">
            <draw:text-box>
              <text:p><text:span text:style-name="T2">r</text:span></text:p>
            </draw:text-box>
          </draw:frame>
          <draw:frame draw:style-name="gr9" draw:text-style-name="P4" draw:layer="layout" svg:width="2.286cm" svg:height="1.143cm" svg:x="7.479cm" svg:y="4.852cm">
            <draw:text-box>
              <text:p text:style-name="P1"><text:span text:style-name="T3">detection</text:span></text:p>
              <text:p text:style-name="P1"><text:span text:style-name="T3">element</text:span></text:p>
            </draw:text-box>
          </draw:frame>
          <draw:frame draw:style-name="gr6" draw:text-style-name="P3" draw:layer="layout" svg:width="1.016cm" svg:height="0.645cm" svg:x="8.152cm" svg:y="5.923cm">
            <draw:text-box>
              <text:p><text:span text:style-name="T2">out</text:span></text:p>
            </draw:text-box>
          </draw:frame>
        </draw:g>
        <draw:line draw:style-name="gr5" draw:text-style-name="P1" draw:layer="layout" svg:x1="10.521cm" svg:y1="4.315cm" svg:x2="10.521cm" svg:y2="5.697cm">
          <text:p/>
        </draw:line>
        <draw:line draw:style-name="gr5" draw:text-style-name="P1" draw:layer="layout" svg:x1="12.299cm" svg:y1="4.309cm" svg:x2="12.299cm" svg:y2="5.726cm">
          <text:p/>
        </draw:line>
        <draw:line draw:style-name="gr5" draw:text-style-name="P1" draw:layer="layout" svg:x1="10.521cm" svg:y1="4.315cm" svg:x2="12.299cm" svg:y2="4.315cm">
          <text:p/>
        </draw:line>
        <draw:path draw:style-name="gr5" draw:text-style-name="P1" draw:layer="layout" svg:width="0.805cm" svg:height="0.888cm" draw:transform="rotate (-1.5707963267949) translate (11.4102500703235cm 5.69690724971231cm)" svg:viewBox="0 0 806 889" svg:d="m0 889c806 0 806-667 806-667v-222">
          <text:p/>
        </draw:path>
        <draw:path draw:style-name="gr5" draw:text-style-name="P1" draw:layer="layout" svg:width="0.789cm" svg:height="0.888cm" draw:transform="rotate (1.5707963267949) translate (11.4102500703235cm 6.50254545454546cm)" svg:viewBox="0 0 790 889" svg:d="m790 889c-790 0-790-667-790-667v-222">
          <text:p/>
        </draw:path>
        <draw:frame draw:style-name="gr6" draw:text-style-name="P3" draw:layer="layout" svg:width="1.016cm" svg:height="0.645cm" svg:x="10.939cm" svg:y="5.922cm">
          <draw:text-box>
            <text:p><text:span text:style-name="T2">out</text:span></text:p>
          </draw:text-box>
        </draw:frame>
        <draw:line draw:style-name="gr5" draw:text-style-name="P1" draw:layer="layout" svg:x1="12.054cm" svg:y1="6.338cm" svg:x2="12.827cm" svg:y2="7.114cm">
          <text:p/>
        </draw:line>
        <draw:frame draw:style-name="gr7" draw:text-style-name="P3" draw:layer="layout" svg:width="0.946cm" svg:height="0.72cm" svg:x="11.037cm" svg:y="4.244cm">
          <draw:text-box>
            <text:p><text:span text:style-name="T2">in</text:span></text:p>
          </draw:text-box>
        </draw:frame>
        <draw:frame draw:style-name="gr8" draw:text-style-name="P3" draw:layer="layout" svg:width="0.946cm" svg:height="0.832cm" svg:x="11.671cm" svg:y="5.823cm">
          <draw:text-box>
            <text:p><text:span text:style-name="T2">r</text:span></text:p>
          </draw:text-box>
        </draw:frame>
        <draw:frame draw:style-name="gr9" draw:text-style-name="P4" draw:layer="layout" svg:width="2.286cm" svg:height="1.143cm" svg:x="10.267cm" svg:y="4.852cm">
          <draw:text-box>
            <text:p text:style-name="P1"><text:span text:style-name="T3">detection</text:span></text:p>
            <text:p text:style-name="P1"><text:span text:style-name="T3">element</text:span></text:p>
          </draw:text-box>
        </draw:frame>
        <draw:frame draw:style-name="gr3" draw:text-style-name="P3" draw:layer="layout" svg:width="0.895cm" svg:height="0.645cm" svg:x="11.811cm" svg:y="1.413cm">
          <draw:text-box>
            <text:p><text:span text:style-name="T2">in</text:span></text:p>
          </draw:text-box>
        </draw:frame>
        <draw:frame draw:style-name="gr10" draw:text-style-name="P2" draw:layer="layout" svg:width="3.028cm" svg:height="6.36cm" svg:x="13.981cm" svg:y="6.735cm">
          <draw:text-box>
            <text:p text:style-name="P1"><text:span text:style-name="T1">sync</text:span></text:p>
            <text:p text:style-name="P1"><text:span text:style-name="T1">pulse</text:span></text:p>
            <text:p text:style-name="P1"><text:span text:style-name="T1">generator</text:span></text:p>
          </draw:text-box>
        </draw:frame>
        <draw:frame draw:style-name="gr4" draw:text-style-name="P3" draw:layer="layout" svg:width="1.651cm" svg:height="0.771cm" svg:x="13.948cm" svg:y="6.965cm">
          <draw:text-box>
            <text:p><text:span text:style-name="T2">r_M</text:span></text:p>
          </draw:text-box>
        </draw:frame>
        <draw:frame draw:style-name="gr4" draw:text-style-name="P3" draw:layer="layout" svg:width="1.651cm" svg:height="0.771cm" svg:x="13.949cm" svg:y="7.43cm">
          <draw:text-box>
            <text:p><text:span text:style-name="T2">r_P</text:span></text:p>
          </draw:text-box>
        </draw:frame>
        <draw:frame draw:style-name="gr4" draw:text-style-name="P3" draw:layer="layout" svg:width="1.651cm" svg:height="0.771cm" svg:x="13.95cm" svg:y="7.922cm">
          <draw:text-box>
            <text:p><text:span text:style-name="T2">r_V</text:span></text:p>
          </draw:text-box>
        </draw:frame>
        <draw:frame draw:style-name="gr4" draw:text-style-name="P3" draw:layer="layout" svg:width="1.651cm" svg:height="0.771cm" svg:x="13.978cm" svg:y="8.36cm">
          <draw:text-box>
            <text:p><text:span text:style-name="T2">r_H</text:span></text:p>
          </draw:text-box>
        </draw:frame>
        <draw:frame draw:style-name="gr4" draw:text-style-name="P3" draw:layer="layout" svg:width="1.651cm" svg:height="0.771cm" svg:x="13.922cm" svg:y="10.866cm">
          <draw:text-box>
            <text:p><text:span text:style-name="T2">p_M</text:span></text:p>
          </draw:text-box>
        </draw:frame>
        <draw:frame draw:style-name="gr4" draw:text-style-name="P3" draw:layer="layout" svg:width="1.651cm" svg:height="0.771cm" svg:x="13.923cm" svg:y="11.331cm">
          <draw:text-box>
            <text:p><text:span text:style-name="T2">p_P</text:span></text:p>
          </draw:text-box>
        </draw:frame>
        <draw:frame draw:style-name="gr11" draw:text-style-name="P3" draw:layer="layout" svg:width="1.651cm" svg:height="0.676cm" svg:x="13.924cm" svg:y="11.836cm">
          <draw:text-box>
            <text:p><text:span text:style-name="T2">p_V</text:span></text:p>
          </draw:text-box>
        </draw:frame>
        <draw:frame draw:style-name="gr4" draw:text-style-name="P3" draw:layer="layout" svg:width="1.651cm" svg:height="0.771cm" svg:x="13.952cm" svg:y="12.331cm">
          <draw:text-box>
            <text:p><text:span text:style-name="T2">p_H</text:span></text:p>
          </draw:text-box>
        </draw:frame>
        <draw:line draw:style-name="gr12" draw:text-style-name="P1" draw:layer="layout" svg:x1="13.982cm" svg:y1="7.326cm" svg:x2="12.827cm" svg:y2="7.326cm">
          <text:p/>
        </draw:line>
        <draw:line draw:style-name="gr5" draw:text-style-name="P1" draw:layer="layout" svg:x1="12.827cm" svg:y1="7.104cm" svg:x2="12.827cm" svg:y2="7.325cm">
          <text:p/>
        </draw:line>
        <draw:line draw:style-name="gr13" draw:text-style-name="P1" draw:layer="layout" svg:x1="13.974cm" svg:y1="7.772cm" svg:x2="10.112cm" svg:y2="7.772cm">
          <text:p/>
        </draw:line>
        <draw:line draw:style-name="gr5" draw:text-style-name="P1" draw:layer="layout" svg:x1="10.112cm" svg:y1="7.772cm" svg:x2="10.112cm" svg:y2="7.184cm">
          <text:p/>
        </draw:line>
        <draw:line draw:style-name="gr13" draw:text-style-name="P1" draw:layer="layout" svg:x1="13.973cm" svg:y1="8.28cm" svg:x2="7.191cm" svg:y2="8.28cm">
          <text:p/>
        </draw:line>
        <draw:line draw:style-name="gr5" draw:text-style-name="P1" draw:layer="layout" svg:x1="7.191cm" svg:y1="8.28cm" svg:x2="7.191cm" svg:y2="7.07cm">
          <text:p/>
        </draw:line>
        <draw:line draw:style-name="gr13" draw:text-style-name="P1" draw:layer="layout" svg:x1="13.982cm" svg:y1="8.661cm" svg:x2="4.397cm" svg:y2="8.661cm">
          <text:p/>
        </draw:line>
        <draw:line draw:style-name="gr5" draw:text-style-name="P1" draw:layer="layout" svg:x1="4.397cm" svg:y1="8.661cm" svg:x2="4.397cm" svg:y2="7.043cm">
          <text:p/>
        </draw:line>
        <draw:line draw:style-name="gr12" draw:text-style-name="P1" draw:layer="layout" svg:x1="13.983cm" svg:y1="11.709cm" svg:x2="8.588cm" svg:y2="11.709cm">
          <text:p/>
        </draw:line>
        <draw:line draw:style-name="gr5" draw:text-style-name="P1" draw:layer="layout" svg:x1="8.588cm" svg:y1="11.709cm" svg:x2="8.588cm" svg:y2="6.502cm">
          <text:p/>
        </draw:line>
        <draw:line draw:style-name="gr12" draw:text-style-name="P1" draw:layer="layout" svg:x1="13.983cm" svg:y1="12.217cm" svg:x2="5.794cm" svg:y2="12.217cm">
          <text:p/>
        </draw:line>
        <draw:line draw:style-name="gr14" draw:text-style-name="P1" draw:layer="layout" svg:x1="5.794cm" svg:y1="6.502cm" svg:x2="5.794cm" svg:y2="14.503cm">
          <text:p/>
        </draw:line>
        <draw:line draw:style-name="gr13" draw:text-style-name="P1" draw:layer="layout" svg:x1="13.983cm" svg:y1="12.725cm" svg:x2="3cm" svg:y2="12.725cm">
          <text:p/>
        </draw:line>
        <draw:line draw:style-name="gr5" draw:text-style-name="P1" draw:layer="layout" svg:x1="3cm" svg:y1="6.502cm" svg:x2="3cm" svg:y2="12.725cm">
          <text:p/>
        </draw:line>
        <draw:frame draw:style-name="gr1" draw:text-style-name="P2" draw:layer="layout" svg:width="10.578cm" svg:height="2.286cm" svg:x="2.249cm" svg:y="14.481cm">
          <draw:text-box>
            <text:p text:style-name="P1"><text:span text:style-name="T1">event buffer </text:span></text:p>
          </draw:text-box>
        </draw:frame>
        <draw:line draw:style-name="gr14" draw:text-style-name="P1" draw:layer="layout" svg:x1="3cm" svg:y1="12.725cm" svg:x2="3cm" svg:y2="14.503cm">
          <text:p/>
        </draw:line>
        <draw:line draw:style-name="gr14" draw:text-style-name="P1" draw:layer="layout" svg:x1="8.588cm" svg:y1="11.709cm" svg:x2="8.588cm" svg:y2="14.503cm">
          <text:p/>
        </draw:line>
        <draw:line draw:style-name="gr14" draw:text-style-name="P1" draw:layer="layout" svg:x1="11.382cm" svg:y1="11.201cm" svg:x2="11.382cm" svg:y2="14.503cm">
          <text:p/>
        </draw:line>
        <draw:line draw:style-name="gr14" draw:text-style-name="P1" draw:layer="layout" svg:x1="11.382cm" svg:y1="11.201cm" svg:x2="13.982cm" svg:y2="11.201cm">
          <text:p/>
        </draw:line>
        <draw:line draw:style-name="gr5" draw:text-style-name="P1" draw:layer="layout" svg:x1="11.382cm" svg:y1="11.201cm" svg:x2="11.382cm" svg:y2="6.502cm">
          <text:p/>
        </draw:line>
        <draw:frame draw:style-name="gr4" draw:text-style-name="P3" draw:layer="layout" svg:width="1.651cm" svg:height="0.771cm" svg:x="10.88cm" svg:y="14.518cm">
          <draw:text-box>
            <text:p><text:span text:style-name="T2">p_M</text:span></text:p>
          </draw:text-box>
        </draw:frame>
        <draw:frame draw:style-name="gr4" draw:text-style-name="P3" draw:layer="layout" svg:width="1.651cm" svg:height="0.771cm" svg:x="8.104cm" svg:y="14.481cm">
          <draw:text-box>
            <text:p><text:span text:style-name="T2">p_P</text:span></text:p>
          </draw:text-box>
        </draw:frame>
        <draw:frame draw:style-name="gr11" draw:text-style-name="P3" draw:layer="layout" svg:width="1.651cm" svg:height="0.676cm" svg:x="5.273cm" svg:y="14.508cm">
          <draw:text-box>
            <text:p><text:span text:style-name="T2">p_V</text:span></text:p>
          </draw:text-box>
        </draw:frame>
        <draw:frame draw:style-name="gr4" draw:text-style-name="P3" draw:layer="layout" svg:width="1.651cm" svg:height="0.771cm" svg:x="2.496cm" svg:y="14.554cm">
          <draw:text-box>
            <text:p><text:span text:style-name="T2">p_H</text:span></text:p>
          </draw:text-box>
        </draw:frame>
        <draw:custom-shape draw:style-name="gr15" draw:text-style-name="P1" draw:layer="layout" svg:width="0.254cm" svg:height="0.254cm" svg:x="2.873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4cm" svg:x="5.667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5cm" svg:x="8.461cm" svg:y="1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4cm" svg:x="11.255cm" svg:y="11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4.143cm" svg:height="3.044cm" svg:x="16.383cm" svg:y="14.38cm">
          <draw:text-box>
            <text:p text:style-name="P1"><text:span text:style-name="T1">window</text:span></text:p>
            <text:p text:style-name="P1"><text:span text:style-name="T1">generator</text:span></text:p>
          </draw:text-box>
        </draw:frame>
        <draw:custom-shape draw:style-name="gr17" draw:text-style-name="P1" draw:layer="layout" svg:width="19.558cm" svg:height="17.653cm" svg:x="1.397cm" svg:y="0.153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2.573cm" svg:y1="1.804cm" svg:x2="20.955cm" svg:y2="1.804cm">
          <text:p/>
        </draw:line>
        <draw:line draw:style-name="gr19" draw:text-style-name="P1" draw:layer="layout" svg:x1="17.018cm" svg:y1="8.027cm" svg:x2="20.955cm" svg:y2="8.027cm">
          <text:p/>
        </draw:line>
        <draw:line draw:style-name="gr19" draw:text-style-name="P1" draw:layer="layout" svg:x1="19.685cm" svg:y1="8.027cm" svg:x2="19.685cm" svg:y2="14.377cm">
          <text:p/>
        </draw:line>
        <draw:line draw:style-name="gr19" draw:text-style-name="P1" draw:layer="layout" svg:x1="16.383cm" svg:y1="15.774cm" svg:x2="12.827cm" svg:y2="15.774cm">
          <text:p/>
        </draw:line>
        <draw:line draw:style-name="gr19" draw:text-style-name="P1" draw:layer="layout" svg:x1="15.875cm" svg:y1="14.504cm" svg:x2="15.875cm" svg:y2="13.107cm">
          <text:p/>
        </draw:line>
        <draw:custom-shape draw:style-name="gr15" draw:text-style-name="P1" draw:layer="layout" svg:width="0.254cm" svg:height="0.255cm" svg:x="13.848cm" svg:y="15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16cm" svg:height="0.771cm" svg:x="16.129cm" svg:y="7.646cm">
          <draw:text-box>
            <text:p><text:span text:style-name="T2">out</text:span></text:p>
          </draw:text-box>
        </draw:frame>
        <draw:frame draw:style-name="gr3" draw:text-style-name="P3" draw:layer="layout" svg:width="1.022cm" svg:height="0.645cm" svg:x="19.177cm" svg:y="14.377cm">
          <draw:text-box>
            <text:p><text:span text:style-name="T2">trig</text:span></text:p>
          </draw:text-box>
        </draw:frame>
        <draw:frame draw:style-name="gr4" draw:text-style-name="P3" draw:layer="layout" svg:width="1.646cm" svg:height="0.771cm" svg:x="16.383cm" svg:y="15.511cm">
          <draw:text-box>
            <text:p><text:span text:style-name="T2">w</text:span></text:p>
          </draw:text-box>
        </draw:frame>
        <draw:frame draw:style-name="gr4" draw:text-style-name="P3" draw:layer="layout" svg:width="1.016cm" svg:height="0.771cm" svg:x="15.494cm" svg:y="12.463cm">
          <draw:text-box>
            <text:p><text:span text:style-name="T2">w</text:span></text:p>
          </draw:text-box>
        </draw:frame>
        <draw:frame draw:style-name="gr4" draw:text-style-name="P3" draw:layer="layout" svg:width="0.762cm" svg:height="0.771cm" svg:x="12.192cm" svg:y="15.393cm">
          <draw:text-box>
            <text:p><text:span text:style-name="T2">w</text:span></text:p>
          </draw:text-box>
        </draw:frame>
        <draw:frame draw:style-name="gr3" draw:text-style-name="P3" draw:layer="layout" svg:width="0.895cm" svg:height="0.645cm" svg:x="21.076cm" svg:y="1.423cm">
          <draw:text-box>
            <text:p><text:span text:style-name="T2">in</text:span></text:p>
          </draw:text-box>
        </draw:frame>
        <draw:frame draw:style-name="gr4" draw:text-style-name="P3" draw:layer="layout" svg:width="1.27cm" svg:height="0.771cm" svg:x="21.082cm" svg:y="7.646cm">
          <draw:text-box>
            <text:p><text:span text:style-name="T2">sync</text:span></text:p>
          </draw:text-box>
        </draw:frame>
        <draw:line draw:style-name="gr20" draw:text-style-name="P1" draw:layer="layout" svg:x1="13.208cm" svg:y1="8.916cm" svg:x2="13.208cm" svg:y2="6.122cm">
          <text:p/>
        </draw:line>
        <draw:frame draw:style-name="gr21" draw:text-style-name="P5" draw:layer="layout" svg:width="3.175cm" svg:height="1.517cm" svg:x="12.827cm" svg:y="4.725cm">
          <draw:text-box>
            <text:p text:style-name="P5"><text:span text:style-name="T4">↑</text:span><text:span text:style-name="T5">superhigh</text:span></text:p>
            <text:p text:style-name="P5"><text:span text:style-name="T4">↓</text:span><text:span text:style-name="T5">piggyback(out)</text:span><text:span text:style-name="T6"> </text:span></text:p>
          </draw:text-box>
        </draw:frame>
        <draw:frame draw:style-name="gr22" draw:text-style-name="P5" draw:layer="layout" svg:width="1.27cm" svg:height="0.762cm" svg:x="12.065cm" svg:y="9.932cm">
          <draw:text-box>
            <text:p text:style-name="P5"><text:span text:style-name="T5">high</text:span></text:p>
          </draw:text-box>
        </draw:frame>
        <draw:line draw:style-name="gr23" draw:text-style-name="P1" draw:layer="layout" svg:x1="12.7cm" svg:y1="10.694cm" svg:x2="12.7cm" svg:y2="12.98cm">
          <text:p/>
        </draw:line>
        <draw:frame draw:style-name="gr22" draw:text-style-name="P5" draw:layer="layout" svg:width="1.27cm" svg:height="0.762cm" svg:x="17.907cm" svg:y="10.567cm">
          <draw:text-box>
            <text:p text:style-name="P5"><text:span text:style-name="T5">high</text:span></text:p>
          </draw:text-box>
        </draw:frame>
        <draw:line draw:style-name="gr23" draw:text-style-name="P1" draw:layer="layout" svg:x1="19.177cm" svg:y1="10.948cm" svg:x2="20.066cm" svg:y2="10.948cm">
          <text:p/>
        </draw:line>
        <draw:line draw:style-name="gr24" draw:text-style-name="P1" draw:layer="layout" svg:x1="15.875cm" svg:y1="14.504cm" svg:x2="13.97cm" svg:y2="14.504cm">
          <text:p/>
        </draw:line>
        <draw:line draw:style-name="gr24" draw:text-style-name="P1" draw:layer="layout" svg:x1="13.97cm" svg:y1="14.504cm" svg:x2="13.97cm" svg:y2="15.774cm">
          <text:p/>
        </draw:line>
        <draw:frame draw:style-name="gr21" draw:text-style-name="P5" draw:layer="layout" svg:width="2.482cm" svg:height="1.517cm" svg:x="13.721cm" svg:y="16.155cm">
          <draw:text-box>
            <text:p text:style-name="P5"><text:span text:style-name="T4">↑</text:span><text:span text:style-name="T7">high</text:span></text:p>
            <text:p text:style-name="P5"><text:span text:style-name="T4">↓</text:span><text:span text:style-name="T8">superhigh</text:span><text:span text:style-name="T6"> </text:span></text:p>
          </draw:text-box>
        </draw:frame>
        <draw:line draw:style-name="gr23" draw:text-style-name="P1" draw:layer="layout" svg:x1="15.367cm" svg:y1="16.155cm" svg:x2="15.367cm" svg:y2="15.393cm">
          <text:p/>
        </draw:line>
        <draw:custom-shape draw:style-name="gr15" draw:text-style-name="P1" draw:layer="layout" svg:width="0.254cm" svg:height="0.255cm" svg:x="19.558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.159cm" svg:y1="12.726cm" svg:x2="1.397cm" svg:y2="12.726cm">
          <text:p/>
        </draw:line>
        <draw:line draw:style-name="gr19" draw:text-style-name="P1" draw:layer="layout" svg:x1="2.159cm" svg:y1="12.218cm" svg:x2="1.397cm" svg:y2="12.218cm">
          <text:p/>
        </draw:line>
        <draw:line draw:style-name="gr19" draw:text-style-name="P1" draw:layer="layout" svg:x1="2.159cm" svg:y1="11.71cm" svg:x2="1.397cm" svg:y2="11.71cm">
          <text:p/>
        </draw:line>
        <draw:line draw:style-name="gr19" draw:text-style-name="P1" draw:layer="layout" svg:x1="2.159cm" svg:y1="11.202cm" svg:x2="1.397cm" svg:y2="11.202cm">
          <text:p/>
        </draw:line>
        <draw:frame draw:style-name="gr3" draw:text-style-name="P3" draw:layer="layout" svg:width="1.651cm" svg:height="0.645cm" svg:x="0cm" svg:y="12.462cm">
          <draw:text-box>
            <text:p><text:span text:style-name="T2">out_H</text:span></text:p>
          </draw:text-box>
        </draw:frame>
        <draw:frame draw:style-name="gr3" draw:text-style-name="P3" draw:layer="layout" svg:width="1.651cm" svg:height="0.645cm" svg:x="0cm" svg:y="11.837cm">
          <draw:text-box>
            <text:p><text:span text:style-name="T2">out_V</text:span></text:p>
          </draw:text-box>
        </draw:frame>
        <draw:frame draw:style-name="gr3" draw:text-style-name="P3" draw:layer="layout" svg:width="1.651cm" svg:height="0.645cm" svg:x="0cm" svg:y="11.329cm">
          <draw:text-box>
            <text:p><text:span text:style-name="T2">out_P</text:span></text:p>
          </draw:text-box>
        </draw:frame>
        <draw:frame draw:style-name="gr4" draw:text-style-name="P3" draw:layer="layout" svg:width="1.651cm" svg:height="0.771cm" svg:x="0cm" svg:y="10.812cm">
          <draw:text-box>
            <text:p><text:span text:style-name="T2">out_M</text:span></text:p>
          </draw:text-box>
        </draw:frame>
        <draw:line draw:style-name="gr5" draw:text-style-name="P1" draw:layer="layout" svg:x1="2.159cm" svg:y1="11.202cm" svg:x2="2.54cm" svg:y2="10.948cm">
          <text:p/>
        </draw:line>
        <draw:line draw:style-name="gr5" draw:text-style-name="P1" draw:layer="layout" svg:x1="2.159cm" svg:y1="11.71cm" svg:x2="2.54cm" svg:y2="11.456cm">
          <text:p/>
        </draw:line>
        <draw:line draw:style-name="gr5" draw:text-style-name="P1" draw:layer="layout" svg:x1="2.159cm" svg:y1="12.726cm" svg:x2="2.54cm" svg:y2="12.472cm">
          <text:p/>
        </draw:line>
        <draw:line draw:style-name="gr5" draw:text-style-name="P1" draw:layer="layout" svg:x1="2.159cm" svg:y1="12.218cm" svg:x2="2.54cm" svg:y2="11.964cm">
          <text:p/>
        </draw:line>
        <draw:line draw:style-name="gr5" draw:text-style-name="P1" draw:layer="layout" svg:x1="2.54cm" svg:y1="12.726cm" svg:x2="3.048cm" svg:y2="12.726cm">
          <text:p/>
        </draw:line>
        <draw:line draw:style-name="gr5" draw:text-style-name="P1" draw:layer="layout" svg:x1="2.54cm" svg:y1="12.218cm" svg:x2="5.842cm" svg:y2="12.218cm">
          <text:p/>
        </draw:line>
        <draw:line draw:style-name="gr5" draw:text-style-name="P1" draw:layer="layout" svg:x1="2.54cm" svg:y1="11.71cm" svg:x2="8.509cm" svg:y2="11.71cm">
          <text:p/>
        </draw:line>
        <draw:line draw:style-name="gr5" draw:text-style-name="P1" draw:layer="layout" svg:x1="2.54cm" svg:y1="11.202cm" svg:x2="11.43cm" svg:y2="11.202cm">
          <text:p/>
        </draw:line>
        <draw:line draw:style-name="gr25" draw:text-style-name="P1" draw:layer="layout" svg:x1="2.352cm" svg:y1="12.98cm" svg:x2="2.352cm" svg:y2="10.44cm">
          <text:p/>
        </draw:line>
        <draw:line draw:style-name="gr5" draw:text-style-name="P1" draw:layer="layout" svg:x1="2.127cm" svg:y1="10.356cm" svg:x2="2.55cm" svg:y2="10.356cm">
          <text:p/>
        </draw:line>
        <draw:line draw:style-name="gr5" draw:text-style-name="P1" draw:layer="layout" svg:x1="2.551cm" svg:y1="10.359cm" svg:x2="2.551cm" svg:y2="10.553cm">
          <text:p/>
        </draw:line>
        <draw:line draw:style-name="gr5" draw:text-style-name="P1" draw:layer="layout" svg:x1="2.127cm" svg:y1="10.359cm" svg:x2="2.127cm" svg:y2="10.544cm">
          <text:p/>
        </draw:line>
        <draw:frame draw:style-name="gr26" draw:text-style-name="P5" draw:layer="layout" svg:width="1.707cm" svg:height="1.2cm" svg:x="1.452cm" svg:y="9.195cm">
          <draw:text-box>
            <text:p text:style-name="P5"><text:span text:style-name="T4">↓</text:span><text:span text:style-name="T7">free </text:span></text:p>
            <text:p text:style-name="P5"><text:span text:style-name="T7">runn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switch_29_" draw:display-name="Dashed (switch)" draw:style="rect" draw:dots1="1" draw:dots1-length="0.203cm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2cm" fo:page-height="17.9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Grabenweger</meta:initial-creator>
    <meta:creation-date>2013-09-10T15:21:04</meta:creation-date>
    <dc:date>2013-09-16T14:32:37</dc:date>
    <dc:creator>Philipp Grabenweger</dc:creator>
    <meta:editing-duration>PT2H12M27S</meta:editing-duration>
    <meta:editing-cycles>17</meta:editing-cycles>
    <meta:generator>LibreOffice/3.5$Linux_X86_64 LibreOffice_project/350m1$Build-2</meta:generator>
    <meta:document-statistic meta:object-count="136"/>
  </office:meta>
</office:document-meta>
</file>